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</office:automatic-styles>
  <office:body>
    <office:text>
      <text:p text:style-name="P1"><text:span text:style-name="T1_1">Started</text:span><text:span text:style-name="T1_2"><text:s/></text:span><text:span text:style-name="T1_3">by</text:span><text:span text:style-name="T1_4"><text:s/></text:span><text:span text:style-name="T1_5">Troy</text:span><text:span text:style-name="T1_6"><text:s/></text:span><text:span text:style-name="T1_7">Dundas</text:span></text:p>
      <text:p text:style-name="P2"><text:span text:style-name="T2_1">1322<text:s/>-<text:s/></text:span><text:span text:style-name="T2_2">Proofread</text:span><text:span text:style-name="T2_3"><text:s/></text:span><text:span text:style-name="T2_4">by</text:span><text:span text:style-name="T2_5"><text:s/></text:span><text:span text:style-name="T2_6">Jones</text:span></text:p>
      <text:p text:style-name="P3"><text:span text:style-name="T3_1">1700-</text:span><text:span text:style-name="T3_2">Added</text:span><text:span text:style-name="T3_3"><text:s/></text:span><text:span text:style-name="T3_4">two</text:span><text:span text:style-name="T3_5"><text:s/></text:span><text:span text:style-name="T3_6">homework</text:span><text:span text:style-name="T3_7"><text:s/></text:span><text:span text:style-name="T3_8">exercises</text:span><text:span text:style-name="T3_9"><text:s/></text:span><text:span text:style-name="T3_10">that</text:span><text:span text:style-name="T3_11"><text:s/></text:span><text:span text:style-name="T3_12">simple</text:span><text:span text:style-name="T3_13"><text:s/></text:span><text:span text:style-name="T3_14">deal</text:span><text:span text:style-name="T3_15"><text:s/></text:span><text:span text:style-name="T3_16">with</text:span><text:span text:style-name="T3_17"><text:s/></text:span><text:span text:style-name="T3_18">input</text:span><text:span text:style-name="T3_19"><text:s/></text:span><text:span text:style-name="T3_20">of</text:span><text:span text:style-name="T3_21"><text:s/></text:span><text:span text:style-name="T3_22">variables</text:span><text:span text:style-name="T3_23"><text:s/>(</text:span><text:span text:style-name="T3_24">Dundas</text:span><text:span text:style-name="T3_25">)</text:span></text:p>
      <text:p text:style-name="P4"><text:span text:style-name="T4_1">1715-</text:span><text:span text:style-name="T4_2">Updated</text:span><text:span text:style-name="T4_3"><text:s/></text:span><text:span text:style-name="T4_4">and</text:span><text:span text:style-name="T4_5"><text:s/></text:span><text:span text:style-name="T4_6">added</text:span><text:span text:style-name="T4_7"><text:s/></text:span><text:span text:style-name="T4_8">multiple</text:span><text:span text:style-name="T4_9"><text:s/></text:span><text:span text:style-name="T4_10">input</text:span><text:span text:style-name="T4_11"><text:s/></text:span><text:span text:style-name="T4_12">example</text:span><text:span text:style-name="T4_13"><text:s/></text:span><text:span text:style-name="T4_14">to</text:span><text:span text:style-name="T4_15"><text:s/></text:span><text:span text:style-name="T4_16">Intro</text:span><text:span text:style-name="T4_17"><text:s/></text:span><text:span text:style-name="T4_18">and</text:span><text:span text:style-name="T4_19"><text:s/></text:span><text:span text:style-name="T4_20">discussion</text:span><text:span text:style-name="T4_21"><text:s/>(</text:span><text:span text:style-name="T4_22">Dundas</text:span><text:span text:style-name="T4_23">)</text:span></text:p>
      <text:p text:style-name="P5"><text:span text:style-name="T5_1">1720-</text:span><text:span text:style-name="T5_2">created</text:span><text:span text:style-name="T5_3"><text:s/></text:span><text:span text:style-name="T5_4">Review</text:span><text:span text:style-name="T5_5"><text:s/></text:span><text:span text:style-name="T5_6">Questions</text:span><text:span text:style-name="T5_7"><text:s/></text:span><text:span text:style-name="T5_8">Doc</text:span><text:span text:style-name="T5_9"><text:s/>(</text:span><text:span text:style-name="T5_10">Dundas</text:span><text:span text:style-name="T5_11">)</text:span></text:p>
      <text:p text:style-name="P6"><text:span text:style-name="T6_1">1807-</text:span><text:span text:style-name="T6_2">Review</text:span><text:span text:style-name="T6_3"><text:s/></text:span><text:span text:style-name="T6_4">Questions</text:span><text:span text:style-name="T6_5"><text:s/></text:span><text:span text:style-name="T6_6">Doc</text:span><text:span text:style-name="T6_7"><text:s/></text:span><text:span text:style-name="T6_8">finished</text:span><text:span text:style-name="T6_9"><text:s/>(</text:span><text:span text:style-name="T6_10">Dundas</text:span><text:span text:style-name="T6_11">)</text:span></text:p>
      <text:p text:style-name="P7"><text:span text:style-name="T7_1">0526<text:s/>-<text:s/></text:span><text:span text:style-name="T7_2">Edited</text:span><text:span text:style-name="T7_3"><text:s/>-<text:s/></text:span><text:span text:style-name="T7_4">LeBlanc</text:span></text:p>
      <text:p text:style-name="P8"><text:span text:style-name="T8_1">0551<text:s/>-<text:s/></text:span><text:span text:style-name="T8_2">Edited</text:span><text:span text:style-name="T8_3"><text:s/>-<text:s/></text:span><text:span text:style-name="T8_4">Rodimon</text:span></text:p>
      <text:p text:style-name="P9"><text:span text:style-name="T9_1">0648<text:s/></text:span><text:span text:style-name="T9_2">Sun</text:span><text:span text:style-name="T9_3"><text:s/>-<text:s/></text:span><text:span text:style-name="T9_4">edited</text:span><text:span text:style-name="T9_5"><text:s/></text:span><text:span text:style-name="T9_6">again</text:span><text:span text:style-name="T9_7"><text:s/>-<text:s/></text:span><text:span text:style-name="T9_8">LeFebvr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